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rbin Charpentier</text:p>
      <text:p text:style-name="Standard"/>
      <text:p text:style-name="Standard">homework assignment 1</text:p>
      <text:p text:style-name="Standard"/>
      <text:list xml:id="list172656467" text:style-name="L1">
        <text:list-item>
          <text:p text:style-name="P1">Output is what the user sees on an output device, such as a monitor. Input is data the user gives the computer to execute an objective.</text:p>
        </text:list-item>
      </text:list>
      <text:p text:style-name="Standard"><text:tab/><text:tab/>cin &gt;&gt; n;</text:p>
      <text:p text:style-name="Standard"><text:tab/><text:tab/>cout &lt;&lt; “n”;</text:p>
      <text:list xml:id="list791653270" text:style-name="L2">
        <text:list-item>
          <text:p text:style-name="P2">The “include” directive tells the computer what library to use that holds definitions of certain code. For example: cin or cout commants.</text:p>
        </text:list-item>
        <text:list-item>
          <text:p text:style-name="P2">Different data types are variables expressed in numbers or letters. “Int” allows only integers, no decimal places. “Double”s precision is two decimal places instead of int's zero. </text:p>
        </text:list-item>
      </text:list>
      <text:p text:style-name="Standard"><text:tab/><text:tab/>int number = 7;</text:p>
      <text:p text:style-name="Standard"><text:tab/><text:tab/>double number = 7.55;</text:p>
      <text:list xml:id="list1956933134" text:style-name="L3">
        <text:list-item>
          <text:p text:style-name="P3">There are syntax errors, run-time errors and logic errors. A syntax error occurs when c++ code is wrong and the computer doesn't recognize it. A run-time error usually have to do with numeric calculations; when a number is divided by 0, for example. Logic errors are not detected by compiler or operating system. Logic erros occur when a program does not do what it is intended probably because there exists a wrongly written mathematical expression somewhere within the program.</text:p>
          <text:list>
            <text:list-header>
              <text:p text:style-name="P3">a. syntax errors are detected by by the compiler</text:p>
              <text:p text:style-name="P3">b. run-time errors are detected by the operating system when the programs tries to execute.</text:p>
              <text:p text:style-name="P3">c. logic errors or neither detected by compiler nor operating system.</text:p>
            </text:list-header>
          </text:list>
        </text:list-item>
      </text:list>
      <text:list xml:id="list1383055342" text:style-name="L4">
        <text:list-item>
          <text:p text:style-name="P4">attached 5.cpp</text:p>
        </text:list-item>
        <text:list-item>
          <text:p text:style-name="P4">A while loop makes sure the boolean expression is true before executing the expression. In a do while loop, the expression is executed and then the while boolean expression is evaluated true or false. Attached 6.cpp</text:p>
        </text:list-item>
        <text:list-item>
          <text:p text:style-name="P4">An infinite loop occurs in a while state if there is on set condition for the loop to terminate. An infinite loop while execute the while statement indefinitely until the program is terminated. Attached 7.cpp</text:p>
        </text:list-item>
        <text:list-item>
          <text:p text:style-name="P4">Attached 8.cpp</text:p>
        </text:list-item>
        <text:list-item>
          <text:p text:style-name="P4">Programming style allows for easy understand of a program's intent. Indenting and returning make a program organized and easy to read. This become especially important when someone who is not the author analyzes a program. </text:p>
        </text:list-item>
        <text:list-item>
          <text:p text:style-name="P4">A Boolean expression is any expression evaluated as true or false. Example: x &gt;10. If x is greater than 10, the expression is true, if x is not, the expression is evaluated as false. Precedence rules can be analogous to order of operations in mathematics. Operators with highest precedence will be executed or evaluated first. Unary operators are first and boolean operations are last. </text:p>
        </text:list-item>
        <text:list-item>
          <text:p text:style-name="P4">a. attacehd 11.cpp</text:p>
          <text:p text:style-name="P4">b. attached 11b.cpp</text:p>
          <text:p text:style-name="P4">c. attached 11c.cp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rbin Charpentier</meta:initial-creator>
    <meta:creation-date>2010-09-20T17:12:38</meta:creation-date>
    <meta:document-statistic meta:table-count="0" meta:image-count="0" meta:object-count="0" meta:page-count="1" meta:paragraph-count="22" meta:word-count="406" meta:character-count="2383"/>
    <dc:date>2010-09-20T17:56:50</dc:date>
    <dc:creator>Corbin Charpentier</dc:creator>
    <meta:editing-duration>PT00H00M10S</meta:editing-duration>
    <meta:editing-cycles>1</meta:editing-cycles>
    <meta:generator>OpenOffice.org/3.2$Unix OpenOffice.org_project/320m12$Build-9483</meta:generator>
  </office:meta>
</office:document-meta>
</file>